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rlow Condensed Medium" svg:font-family="'Barlow Condensed Medium'" style:font-family-generic="roman" style:font-pitch="variable"/>
    <style:font-face style:name="Barlow Condensed Medium1" svg:font-family="'Barlow Condensed Mediu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ela1" style:family="table">
      <style:table-properties style:width="13.794cm" table:align="left"/>
    </style:style>
    <style:style style:name="Tabela1.A" style:family="table-column">
      <style:table-column-properties style:column-width="5.203cm"/>
    </style:style>
    <style:style style:name="Tabela1.B" style:family="table-column">
      <style:table-column-properties style:column-width="5.292cm"/>
    </style:style>
    <style:style style:name="Tabela1.C" style:family="table-column">
      <style:table-column-properties style:column-width="3.298cm"/>
    </style:style>
    <style:style style:name="Tabela1.1" style:family="table-row">
      <style:table-row-properties style:min-row-height="1.693cm"/>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2" style:family="table-row">
      <style:table-row-properties style:min-row-height="1.741cm"/>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3" style:family="table-row">
      <style:table-row-properties style:min-row-height="2.282cm"/>
    </style:style>
    <style:style style:name="P1" style:family="paragraph" style:parent-style-name="Heading_20_1">
      <style:paragraph-properties fo:line-height="150%" fo:break-before="auto" fo:break-after="auto"/>
      <style:text-properties fo:color="#000000" loext:opacity="100%" fo:language="en" fo:country="US"/>
    </style:style>
    <style:style style:name="P2" style:family="paragraph" style:parent-style-name="Heading_20_2">
      <style:paragraph-properties fo:line-height="150%" fo:break-before="auto" fo:break-after="auto"/>
      <style:text-properties fo:color="#000000" loext:opacity="100%" fo:language="en" fo:country="US"/>
    </style:style>
    <style:style style:name="P3" style:family="paragraph" style:parent-style-name="Standard">
      <style:paragraph-properties fo:line-height="150%"/>
      <style:text-properties fo:color="#000000" loext:opacity="100%" fo:language="en" fo:country="US" fo:font-style="italic" style:font-style-asian="italic"/>
    </style:style>
    <style:style style:name="P4" style:family="paragraph" style:parent-style-name="Standard">
      <style:paragraph-properties fo:line-height="150%" fo:break-before="auto" fo:break-after="auto"/>
      <style:text-properties fo:color="#000000" loext:opacity="100%" fo:language="en" fo:country="US" fo:font-style="italic" style:font-style-asian="italic"/>
    </style:style>
    <style:style style:name="P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color="#000000" loext:opacity="100%" fo:language="en" fo:country="US" fo:font-style="italic" officeooo:paragraph-rsid="00093988" style:font-style-asian="italic"/>
    </style:style>
    <style:style style:name="P6" style:family="paragraph" style:parent-style-name="Standard">
      <style:paragraph-properties fo:line-height="150%"/>
      <style:text-properties fo:color="#000000" loext:opacity="100%" fo:language="en" fo:country="US" fo:font-style="italic" fo:font-weight="bold" style:font-style-asian="italic" style:font-weight-asian="bold"/>
    </style:style>
    <style:style style:name="P7" style:family="paragraph" style:parent-style-name="Standard">
      <style:paragraph-properties fo:line-height="150%" fo:break-before="auto" fo:break-after="auto"/>
      <style:text-properties fo:color="#000000" loext:opacity="100%" style:font-name="Roboto" fo:language="en" fo:country="US" fo:font-style="italic" style:font-name-asian="Roboto1" style:font-style-asian="italic" style:font-name-complex="Roboto1"/>
    </style:style>
    <style:style style:name="P8" style:family="paragraph" style:parent-style-name="Standard">
      <style:paragraph-properties fo:margin-left="0cm" fo:margin-right="0cm" fo:line-height="150%" fo:text-indent="0cm" style:auto-text-indent="false" fo:break-before="auto" fo:break-after="auto"/>
      <style:text-properties fo:color="#000000" loext:opacity="100%" style:font-name="Roboto" fo:language="en" fo:country="US" fo:font-style="italic" style:font-name-asian="Roboto1" style:font-style-asian="italic" style:font-name-complex="Roboto1"/>
    </style:style>
    <style:style style:name="P9" style:family="paragraph" style:parent-style-name="Standard">
      <style:paragraph-properties fo:line-height="150%" fo:break-before="auto" fo:break-after="auto"/>
      <style:text-properties fo:color="#0000ff" loext:opacity="100%" style:font-name="Roboto" fo:font-style="italic" style:font-name-asian="Roboto1" style:font-style-asian="italic" style:font-name-complex="Roboto1"/>
    </style:style>
    <style:style style:name="P10" style:family="paragraph" style:parent-style-name="Standard">
      <style:paragraph-properties fo:margin-left="0cm" fo:margin-right="0cm" fo:line-height="150%" fo:text-indent="0cm" style:auto-text-indent="false" fo:break-before="auto" fo:break-after="auto"/>
      <style:text-properties fo:color="#0000ff" loext:opacity="100%" officeooo:paragraph-rsid="0008fcad"/>
    </style:style>
    <style:style style:name="P11" style:family="paragraph" style:parent-style-name="Table_20_Contents">
      <style:paragraph-properties fo:text-align="center" style:justify-single-word="false"/>
      <style:text-properties officeooo:rsid="000ee297" officeooo:paragraph-rsid="000ee297"/>
    </style:style>
    <style:style style:name="P12" style:family="paragraph" style:parent-style-name="Table_20_Contents">
      <style:text-properties officeooo:rsid="000ee297" officeooo:paragraph-rsid="000ee297"/>
    </style:style>
    <style:style style:name="P13" style:family="paragraph" style:parent-style-name="Title" style:master-page-name="Standard">
      <style:paragraph-properties fo:margin-top="0cm" fo:margin-bottom="0cm" style:contextual-spacing="false" fo:line-height="150%" fo:text-align="center" style:justify-single-word="false" fo:orphans="0" fo:widows="0" style:page-number="1" fo:break-before="auto" fo:break-after="auto"/>
      <style:text-properties fo:color="#000000" loext:opacity="100%" style:font-name="Barlow Condensed Medium" fo:font-size="18pt" fo:language="en" fo:country="US" style:font-name-asian="Barlow Condensed Medium1" style:font-size-asian="18pt" style:font-name-complex="Barlow Condensed Medium1" style:font-size-complex="18pt"/>
    </style:style>
    <style:style style:name="P14" style:family="paragraph" style:parent-style-name="Heading_20_1">
      <style:paragraph-properties fo:line-height="150%" fo:break-before="auto" fo:break-after="auto"/>
      <style:text-properties fo:color="#000000" loext:opacity="100%" fo:language="en" fo:country="US" officeooo:paragraph-rsid="0018da6b"/>
    </style:style>
    <style:style style:name="P15" style:family="paragraph" style:parent-style-name="Standard" style:list-style-name="L1">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ee297" officeooo:paragraph-rsid="000ee297" style:font-style-asian="italic"/>
    </style:style>
    <style:style style:name="P16"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93988" officeooo:paragraph-rsid="0014bfd3" style:font-style-asian="italic"/>
    </style:style>
    <style:style style:name="P17"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93988" officeooo:paragraph-rsid="000fb9ef" style:font-style-asian="italic"/>
    </style:style>
    <style:style style:name="P18"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4bfd3" officeooo:paragraph-rsid="0014bfd3" style:font-style-asian="italic"/>
    </style:style>
    <style:style style:name="P19" style:family="paragraph" style:parent-style-name="Standard" style:list-style-name="L3">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4bfd3" officeooo:paragraph-rsid="0014bfd3" style:font-style-asian="italic"/>
    </style:style>
    <style:style style:name="P20"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65f34" officeooo:paragraph-rsid="00165f34" style:font-style-asian="italic"/>
    </style:style>
    <style:style style:name="P21" style:family="paragraph" style:parent-style-name="Standard" style:list-style-name="L3">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65f34" officeooo:paragraph-rsid="00165f34" style:font-style-asian="italic"/>
    </style:style>
    <style:style style:name="P22"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a922e" officeooo:paragraph-rsid="000fb9ef" style:font-style-asian="italic"/>
    </style:style>
    <style:style style:name="P23" style:family="paragraph" style:parent-style-name="Standard" style:list-style-name="L1">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fb9ef" officeooo:paragraph-rsid="000fb9ef" style:font-style-asian="italic"/>
    </style:style>
    <style:style style:name="P24" style:family="paragraph" style:parent-style-name="Standard">
      <style:paragraph-properties fo:line-height="150%" fo:break-before="auto" fo:break-after="auto"/>
      <style:text-properties fo:color="#000000" loext:opacity="100%" fo:language="en" fo:country="US" fo:font-style="italic" officeooo:rsid="000dc3b5" officeooo:paragraph-rsid="0018da6b" style:font-style-asian="italic"/>
    </style:style>
    <style:style style:name="P25" style:family="paragraph" style:parent-style-name="Standard">
      <style:paragraph-properties fo:line-height="150%" fo:break-before="auto" fo:break-after="auto"/>
      <style:text-properties fo:color="#000000" loext:opacity="100%" fo:language="en" fo:country="US" fo:font-style="italic" officeooo:rsid="0018da6b" officeooo:paragraph-rsid="0018da6b" style:font-style-asian="italic"/>
    </style:style>
    <style:style style:name="P26" style:family="paragraph" style:parent-style-name="Standard">
      <style:paragraph-properties fo:line-height="150%"/>
      <style:text-properties fo:color="#000000" loext:opacity="100%" style:font-name="Roboto" fo:font-size="12pt" fo:language="en" fo:country="US" fo:font-weight="bold" officeooo:paragraph-rsid="0018da6b" style:font-name-asian="Roboto1" style:font-size-asian="12pt" style:font-weight-asian="bold" style:font-name-complex="Roboto1" style:font-size-complex="12pt"/>
    </style:style>
    <style:style style:name="P27"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officeooo:paragraph-rsid="000fb9ef"/>
    </style:style>
    <style:style style:name="T1" style:family="text">
      <style:text-properties officeooo:rsid="000825b5"/>
    </style:style>
    <style:style style:name="T2" style:family="text">
      <style:text-properties officeooo:rsid="0008fcad"/>
    </style:style>
    <style:style style:name="T3" style:family="text">
      <style:text-properties officeooo:rsid="00093988"/>
    </style:style>
    <style:style style:name="T4" style:family="text">
      <style:text-properties fo:color="#000000" loext:opacity="100%" fo:language="en" fo:country="US" officeooo:rsid="000825b5"/>
    </style:style>
    <style:style style:name="T5" style:family="text">
      <style:text-properties fo:color="#000000" loext:opacity="100%" fo:language="en" fo:country="US" fo:font-style="italic" officeooo:rsid="000a922e" style:font-style-asian="italic"/>
    </style:style>
    <style:style style:name="T6" style:family="text">
      <style:text-properties fo:color="#000000" loext:opacity="100%" fo:language="en" fo:country="US" fo:font-style="italic" officeooo:rsid="000dc3b5" style:font-style-asian="italic"/>
    </style:style>
    <style:style style:name="T7" style:family="text">
      <style:text-properties fo:color="#000000" loext:opacity="100%" fo:language="en" fo:country="US" fo:font-style="italic" officeooo:rsid="0014bfd3" style:font-style-asian="italic"/>
    </style:style>
    <style:style style:name="T8" style:family="text">
      <style:text-properties fo:color="#000000" loext:opacity="100%" style:font-name="Roboto" fo:language="en" fo:country="US" fo:font-style="italic" officeooo:rsid="0008fcad" style:font-name-asian="Roboto1" style:font-style-asian="italic" style:font-name-complex="Roboto1"/>
    </style:style>
    <style:style style:name="T9" style:family="text">
      <style:text-properties fo:color="#000000" loext:opacity="100%" style:font-name="Roboto" fo:language="en" fo:country="US" fo:font-style="italic" officeooo:rsid="000825b5" style:font-name-asian="Roboto1" style:font-style-asian="italic" style:font-name-complex="Roboto1"/>
    </style:style>
    <style:style style:name="T10" style:family="text">
      <style:text-properties officeooo:rsid="000dc3b5"/>
    </style:style>
    <style:style style:name="T11" style:family="text">
      <style:text-properties officeooo:rsid="000ee297"/>
    </style:style>
    <style:style style:name="T12" style:family="text">
      <style:text-properties officeooo:rsid="000fb9ef"/>
    </style:style>
    <style:style style:name="T13" style:family="text">
      <style:text-properties officeooo:rsid="00142470"/>
    </style:style>
    <style:style style:name="T14" style:family="text">
      <style:text-properties officeooo:rsid="0018da6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Lucas Dejard</text:span> – <text:span text:style-name="T1">TEST </text:span>ARCHITECTURE </text:p>
      <text:p text:style-name="P7"/>
      <text:p text:style-name="P1"><text:bookmark text:name="_w8tuoxm4t1qj"/>1. Introduction</text:p>
      <text:p text:style-name="P9"><text:span text:style-name="T4">For this document our aim is the Interface/UI tests, the objective is make sure all the requirements in the web site: </text:span><text:a xlink:type="simple" xlink:href="http://testphp.vulnweb.com/login.php" text:style-name="Internet_20_link" text:visited-style-name="Visited_20_Internet_20_Link">http://testphp.vulnweb.com/login.php</text:a><text:span text:style-name="T4"> gets met. </text:span></text:p>
      <text:p text:style-name="P2"><text:bookmark text:name="_uminko3rwqtg"/>1.1 Purpose</text:p>
      <text:p text:style-name="P8"><text:span text:style-name="T2">T</text:span>his <text:span text:style-name="T2">Document provides metrics and directions for the testing scopes and routines, also, check the quality of the software made.</text:span></text:p>
      <text:p text:style-name="P2"><text:bookmark text:name="_5s0r0w32r7s5"/>1.2 Scope</text:p>
      <text:p text:style-name="P10"><text:span text:style-name="T8">The scope of test is all the End-to-End functionalities and forms, on the site: </text:span><text:a xlink:type="simple" xlink:href="http://testphp.vulnweb.com/login.php" text:style-name="Internet_20_link" text:visited-style-name="Visited_20_Internet_20_Link">http://testphp.vulnweb.com/login.php</text:a><text:span text:style-name="T9"> </text:span><text:span text:style-name="T8">and all they sub links.</text:span></text:p>
      <text:p text:style-name="Heading_20_1"><text:bookmark text:name="_piz8uujw3o07"/>2. <text:span text:style-name="T10">Test </text:span>Case<text:span text:style-name="T10">s</text:span></text:p>
      <text:p text:style-name="P5"><text:span text:style-name="T12">Test cases are divided in Critical to the site functioning and non-critical(normal)</text:span><text:span text:style-name="T3">:</text:span></text:p>
      <text:list xml:id="list918856459" text:style-name="L1">
        <text:list-item>
          <text:p text:style-name="P15">Critical</text:p>
        </text:list-item>
      </text:list>
      <text:list xml:id="list3211640405" text:style-name="L2">
        <text:list-item>
          <text:list>
            <text:list-item>
              <text:p text:style-name="P16">Contact</text:p>
            </text:list-item>
            <text:list-item>
              <text:p text:style-name="P18">Cart</text:p>
            </text:list-item>
            <text:list-item>
              <text:p text:style-name="P20">Buy</text:p>
            </text:list-item>
            <text:list-item>
              <text:p text:style-name="P18">Artists Page</text:p>
            </text:list-item>
            <text:list-item>
              <text:p text:style-name="P18">Categories</text:p>
            </text:list-item>
            <text:list-item>
              <text:p text:style-name="P17">Login/Register</text:p>
            </text:list-item>
            <text:list-item>
              <text:p text:style-name="P27"><text:span text:style-name="T6">Sub links</text:span><text:span text:style-name="T5"> buttons / </text:span><text:span text:style-name="T7">Navigation</text:span></text:p>
            </text:list-item>
            <text:list-item>
              <text:p text:style-name="P22">Search</text:p>
            </text:list-item>
          </text:list>
        </text:list-item>
      </text:list>
      <text:list xml:id="list174009351728904" text:continue-list="list918856459" text:style-name="L1">
        <text:list-item>
          <text:p text:style-name="P23">Normal</text:p>
        </text:list-item>
      </text:list>
      <text:list xml:id="list253949620" text:style-name="L3">
        <text:list-item>
          <text:list>
            <text:list-item>
              <text:p text:style-name="P19">Section drop list links</text:p>
            </text:list-item>
            <text:list-item>
              <text:p text:style-name="P19">Guestbook</text:p>
            </text:list-item>
            <text:list-item>
              <text:p text:style-name="P19"><text:span text:style-name="T13">Privacy </text:span>Policy</text:p>
            </text:list-item>
            <text:list-item>
              <text:p text:style-name="P21">Social tools(comments)</text:p>
            </text:list-item>
          </text:list>
        </text:list-item>
      </text:list>
      <text:p text:style-name="P14"><text:bookmark text:name="_77r8ir1gldcm"/><text:soft-page-break/>3. Size and Performance</text:p>
      <text:p text:style-name="P24">The performance expected in the test is for responsive attributions, and in login/Register case is for predefined characters.</text:p>
      <text:p text:style-name="P14"><text:span text:style-name="T14">4</text:span>. <text:span text:style-name="T14">Tools</text:span></text:p>
      <text:p text:style-name="P25">All the tests will be End-To-End, so for this specific scenario Selenium will be used with the Pyhton Programming Language, to do the test reports Pytest will be used, to keep measuring the coverage github actions can be used, but not necessary.</text:p>
      <text:p text:style-name="P26"/>
      <text:p text:style-name="P1"><text:span text:style-name="T14">5</text:span>. Quality</text:p>
      <text:p text:style-name="P4"><text:span text:style-name="T10">The acc</text:span><text:span text:style-name="T11">e</text:span><text:span text:style-name="T10">pta</text:span><text:span text:style-name="T11">nce level is measured by the % “percentage” of test cases executed successfully.</text:span></text:p>
      <text:p text:style-name="P3"/>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1">Full Acceptance</text:p>
          </table:table-cell>
          <table:table-cell table:style-name="Tabela1.A1" office:value-type="string">
            <text:p text:style-name="P11">100% cases executed successfully</text:p>
          </table:table-cell>
          <table:table-cell table:style-name="Tabela1.C1" office:value-type="string">
            <text:p text:style-name="P11">The program is Ready to use and deploy!</text:p>
          </table:table-cell>
        </table:table-row>
        <table:table-row table:style-name="Tabela1.2">
          <table:table-cell table:style-name="Tabela1.A2" office:value-type="string">
            <text:p text:style-name="P11">Half Acceptance</text:p>
          </table:table-cell>
          <table:table-cell table:style-name="Tabela1.A2" office:value-type="string">
            <text:p text:style-name="P12">100% critical cases and 50% normal cases executed successfully</text:p>
          </table:table-cell>
          <table:table-cell table:style-name="Tabela1.C2" office:value-type="string">
            <text:p text:style-name="P12">The program can be showed to the owner as a prototype!</text:p>
          </table:table-cell>
        </table:table-row>
        <table:table-row table:style-name="Tabela1.3">
          <table:table-cell table:style-name="Tabela1.A2" office:value-type="string">
            <text:p text:style-name="P11">No Acceptance</text:p>
          </table:table-cell>
          <table:table-cell table:style-name="Tabela1.A2" office:value-type="string">
            <text:p text:style-name="P12">Any % of critical cases and/or normal cases executed unsuccessfully</text:p>
          </table:table-cell>
          <table:table-cell table:style-name="Tabela1.C2" office:value-type="string">
            <text:p text:style-name="P12">Insufficient Quality.</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rlow Condensed Medium" svg:font-family="'Barlow Condensed Medium'" style:font-family-generic="roman" style:font-pitch="variable"/>
    <style:font-face style:name="Barlow Condensed Medium1" svg:font-family="'Barlow Condensed Mediu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date>2022-09-15T17:40:08.776894525</dc:date>
    <meta:editing-duration>PT1H33M45S</meta:editing-duration>
    <meta:editing-cycles>6</meta:editing-cycles>
    <meta:document-statistic meta:table-count="1" meta:image-count="0" meta:object-count="0" meta:page-count="2" meta:paragraph-count="38" meta:word-count="259" meta:character-count="1602" meta:non-whitespace-character-count="1392"/>
  </office:meta>
</office:document-meta>
</file>